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cm" fo:min-width="3.573cm"/>
    </style:style>
    <style:style style:name="gr7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2.4cm" svg:height="0.85cm" svg:x="22.575cm" svg:y="4.4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6cm" svg:height="0.662cm" svg:x="14.29cm" svg:y="1.81cm">
          <draw:text-box>
            <text:p text:style-name="P2"><text:span text:style-name="T1">Management</text:span></text:p>
          </draw:text-box>
        </draw:frame>
        <draw:frame draw:style-name="gr2" draw:text-style-name="P3" draw:layer="layout" svg:width="2.39cm" svg:height="0.662cm" svg:x="6.47cm" svg:y="3.91cm">
          <draw:text-box>
            <text:p text:style-name="P2"><text:span text:style-name="T1">Communic</text:span></text:p>
          </draw:text-box>
        </draw:frame>
        <draw:line draw:style-name="gr3" draw:text-style-name="P1" draw:layer="layout" svg:x1="20.771cm" svg:y1="4.01cm" svg:x2="20.771cm" svg:y2="3.41cm">
          <text:p text:style-name="P2"/>
        </draw:line>
        <draw:line draw:style-name="gr4" draw:text-style-name="P1" draw:layer="layout" svg:x1="14.85cm" svg:y1="5.5cm" svg:x2="14.85cm" svg:y2="4.5cm">
          <text:p text:style-name="P2"/>
        </draw:line>
        <draw:line draw:style-name="gr4" draw:text-style-name="P1" draw:layer="layout" svg:x1="14.85cm" svg:y1="5.21cm" svg:x2="14.85cm" svg:y2="4.71cm">
          <text:p text:style-name="P2"/>
        </draw:line>
        <draw:line draw:style-name="gr3" draw:text-style-name="P1" draw:id="id1" draw:layer="layout" svg:x1="7.7cm" svg:y1="3.41cm" svg:x2="23.78cm" svg:y2="3.41cm">
          <text:p text:style-name="P2"/>
        </draw:line>
        <draw:custom-shape draw:style-name="gr1" draw:text-style-name="P1" draw:layer="layout" svg:width="2.59cm" svg:height="1.75cm" svg:x="19.51cm" svg:y="5.5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31cm" svg:height="0.662cm" svg:x="13.66cm" svg:y="3.91cm">
          <draw:text-box>
            <text:p text:style-name="P2"><text:span text:style-name="T1">ImplicitInv</text:span></text:p>
          </draw:text-box>
        </draw:frame>
        <draw:frame draw:style-name="gr5" draw:text-style-name="P3" draw:layer="layout" svg:width="1.988cm" svg:height="0.662cm" svg:x="11.67cm" svg:y="6.01cm">
          <draw:text-box>
            <text:p text:style-name="P2"><text:span text:style-name="T1">EvElems</text:span></text:p>
          </draw:text-box>
        </draw:frame>
        <draw:frame draw:style-name="gr2" draw:text-style-name="P3" draw:layer="layout" svg:width="2.902cm" svg:height="0.662cm" svg:x="19.33cm" svg:y="3.913cm">
          <draw:text-box>
            <text:p text:style-name="P2"><text:span text:style-name="T1">SessionElems</text:span></text:p>
          </draw:text-box>
        </draw:frame>
        <draw:line draw:style-name="gr3" draw:text-style-name="P1" draw:layer="layout" svg:x1="12.69cm" svg:y1="6.1cm" svg:x2="12.69cm" svg:y2="5.5cm">
          <text:p text:style-name="P2"/>
        </draw:line>
        <draw:custom-shape draw:style-name="gr1" draw:text-style-name="P1" draw:layer="layout" svg:width="4.428cm" svg:height="7.27cm" svg:x="10.472cm" svg:y="7.6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cm" svg:height="4.2cm" svg:x="5.48cm" svg:y="5.51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18cm" svg:height="0.662cm" svg:x="6.521cm" svg:y="7.51cm">
          <draw:text-box>
            <text:p text:style-name="P2"><text:span text:style-name="T1">ServerInfo</text:span></text:p>
          </draw:text-box>
        </draw:frame>
        <draw:frame draw:style-name="gr2" draw:text-style-name="P3" draw:layer="layout" svg:width="2.589cm" svg:height="0.662cm" svg:x="6.386cm" svg:y="6.51cm">
          <draw:text-box>
            <text:p text:style-name="P2"><text:span text:style-name="T1">DServerInfo</text:span></text:p>
          </draw:text-box>
        </draw:frame>
        <draw:frame draw:style-name="gr2" draw:text-style-name="P3" draw:layer="layout" svg:width="3.355cm" svg:height="0.662cm" svg:x="6.003cm" svg:y="5.51cm">
          <draw:text-box>
            <text:p text:style-name="P2"><text:span text:style-name="T1">CServersControl</text:span></text:p>
          </draw:text-box>
        </draw:frame>
        <draw:frame draw:style-name="gr6" draw:text-style-name="P3" draw:layer="layout" svg:width="4.073cm" svg:height="0.662cm" svg:x="5.644cm" svg:y="6.01cm">
          <draw:text-box>
            <text:p text:style-name="P2"><text:span text:style-name="T1">CServersInfoLoader</text:span></text:p>
          </draw:text-box>
        </draw:frame>
        <draw:frame draw:style-name="gr2" draw:text-style-name="P3" draw:layer="layout" svg:width="3.36cm" svg:height="0.662cm" svg:x="6cm" svg:y="9.01cm">
          <draw:text-box>
            <text:p text:style-name="P2"><text:span text:style-name="T1">ServiceMediator</text:span></text:p>
          </draw:text-box>
        </draw:frame>
        <draw:frame draw:style-name="gr2" draw:text-style-name="P3" draw:layer="layout" svg:width="2.691cm" svg:height="0.662cm" svg:x="6.335cm" svg:y="8.51cm">
          <draw:text-box>
            <text:p text:style-name="P2"><text:span text:style-name="T1">ServerName</text:span></text:p>
          </draw:text-box>
        </draw:frame>
        <draw:line draw:style-name="gr4" draw:text-style-name="P1" draw:layer="layout" svg:x1="15.724cm" svg:y1="3.412cm" svg:x2="15.724cm" svg:y2="2.412cm">
          <text:p text:style-name="P2"/>
        </draw:line>
        <draw:line draw:style-name="gr4" draw:text-style-name="P1" draw:layer="layout" svg:x1="15.724cm" svg:y1="3.112cm" svg:x2="15.724cm" svg:y2="2.612cm">
          <text:p text:style-name="P2"/>
        </draw:line>
        <draw:line draw:style-name="gr3" draw:text-style-name="P1" draw:layer="layout" svg:x1="14.85cm" svg:y1="4.01cm" svg:x2="14.85cm" svg:y2="3.41cm">
          <text:p text:style-name="P2"/>
        </draw:line>
        <draw:line draw:style-name="gr3" draw:text-style-name="P1" draw:layer="layout" svg:x1="12.69cm" svg:y1="5.5cm" svg:x2="17.29cm" svg:y2="5.5cm">
          <text:p text:style-name="P2"/>
        </draw:line>
        <draw:custom-shape draw:style-name="gr1" draw:text-style-name="P1" draw:layer="layout" svg:width="3.178cm" svg:height="3.25cm" svg:x="15.722cm" svg:y="6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7.29cm" svg:y1="5.5cm" svg:x2="17.29cm" svg:y2="6.5cm">
          <text:p text:style-name="P2"/>
        </draw:line>
        <draw:frame draw:style-name="gr2" draw:text-style-name="P3" draw:layer="layout" svg:width="1.687cm" svg:height="0.662cm" svg:x="11.869cm" svg:y="8.61cm">
          <draw:text-box>
            <text:p text:style-name="P2"><text:span text:style-name="T1">Event_</text:span></text:p>
          </draw:text-box>
        </draw:frame>
        <draw:frame draw:style-name="gr2" draw:text-style-name="P3" draw:layer="layout" svg:width="2.547cm" svg:height="0.662cm" svg:x="11.439cm" svg:y="9.11cm">
          <draw:text-box>
            <text:p text:style-name="P2"><text:span text:style-name="T1">EventName</text:span></text:p>
          </draw:text-box>
        </draw:frame>
        <draw:frame draw:style-name="gr2" draw:text-style-name="P3" draw:layer="layout" svg:width="2.369cm" svg:height="0.662cm" svg:x="11.528cm" svg:y="12.11cm">
          <draw:text-box>
            <text:p text:style-name="P2"><text:span text:style-name="T1">SpecEvent</text:span></text:p>
          </draw:text-box>
        </draw:frame>
        <draw:frame draw:style-name="gr2" draw:text-style-name="P3" draw:layer="layout" svg:width="2.009cm" svg:height="0.662cm" svg:x="11.708cm" svg:y="10.11cm">
          <draw:text-box>
            <text:p text:style-name="P2"><text:span text:style-name="T1">OpEvent</text:span></text:p>
          </draw:text-box>
        </draw:frame>
        <draw:frame draw:style-name="gr2" draw:text-style-name="P3" draw:layer="layout" svg:width="3.457cm" svg:height="0.662cm" svg:x="10.984cm" svg:y="14.11cm">
          <draw:text-box>
            <text:p text:style-name="P2"><text:span text:style-name="T1">TTreeGnrtdEvent</text:span></text:p>
          </draw:text-box>
        </draw:frame>
        <draw:frame draw:style-name="gr2" draw:text-style-name="P3" draw:layer="layout" svg:width="3.567cm" svg:height="0.662cm" svg:x="10.929cm" svg:y="13.11cm">
          <draw:text-box>
            <text:p text:style-name="P2"><text:span text:style-name="T1">TCaseGnrtdEvent</text:span></text:p>
          </draw:text-box>
        </draw:frame>
        <draw:frame draw:style-name="gr2" draw:text-style-name="P3" draw:layer="layout" svg:width="3.529cm" svg:height="0.662cm" svg:x="10.948cm" svg:y="9.61cm">
          <draw:text-box>
            <text:p text:style-name="P2"><text:span text:style-name="T1">FMStrategyEvent</text:span></text:p>
          </draw:text-box>
        </draw:frame>
        <draw:frame draw:style-name="gr2" draw:text-style-name="P3" draw:layer="layout" svg:width="2.72cm" svg:height="0.662cm" svg:x="11.352cm" svg:y="11.61cm">
          <draw:text-box>
            <text:p text:style-name="P2"><text:span text:style-name="T1">SourceEvent</text:span></text:p>
          </draw:text-box>
        </draw:frame>
        <draw:frame draw:style-name="gr2" draw:text-style-name="P3" draw:layer="layout" svg:width="3.804cm" svg:height="0.662cm" svg:x="10.81cm" svg:y="10.61cm">
          <draw:text-box>
            <text:p text:style-name="P2"><text:span text:style-name="T1">RefAlgorithmEvent</text:span></text:p>
          </draw:text-box>
        </draw:frame>
        <draw:frame draw:style-name="gr2" draw:text-style-name="P3" draw:layer="layout" svg:width="3.131cm" svg:height="0.662cm" svg:x="11.147cm" svg:y="13.61cm">
          <draw:text-box>
            <text:p text:style-name="P2"><text:span text:style-name="T1">TCaseRefEvent</text:span></text:p>
          </draw:text-box>
        </draw:frame>
        <draw:frame draw:style-name="gr2" draw:text-style-name="P3" draw:layer="layout" svg:width="2.991cm" svg:height="0.662cm" svg:x="11.217cm" svg:y="12.61cm">
          <draw:text-box>
            <text:p text:style-name="P2"><text:span text:style-name="T1">TCaseExEvent</text:span></text:p>
          </draw:text-box>
        </draw:frame>
        <draw:frame draw:style-name="gr2" draw:text-style-name="P3" draw:layer="layout" svg:width="3.884cm" svg:height="0.662cm" svg:x="10.77cm" svg:y="7.61cm">
          <draw:text-box>
            <text:p text:style-name="P2"><text:span text:style-name="T1">AbsAlgorithmEvent</text:span></text:p>
          </draw:text-box>
        </draw:frame>
        <draw:frame draw:style-name="gr2" draw:text-style-name="P3" draw:layer="layout" svg:width="3.427cm" svg:height="0.662cm" svg:x="10.999cm" svg:y="11.11cm">
          <draw:text-box>
            <text:p text:style-name="P2"><text:span text:style-name="T1">ResultsAbsEvent</text:span></text:p>
          </draw:text-box>
        </draw:frame>
        <draw:frame draw:style-name="gr2" draw:text-style-name="P3" draw:layer="layout" svg:width="2.979cm" svg:height="0.662cm" svg:x="11.223cm" svg:y="8.11cm">
          <draw:text-box>
            <text:p text:style-name="P2"><text:span text:style-name="T1">CorrespEvent </text:span></text:p>
          </draw:text-box>
        </draw:frame>
        <draw:frame draw:style-name="gr2" draw:text-style-name="P3" draw:layer="layout" svg:width="2.729cm" svg:height="0.662cm" svg:x="15.947cm" svg:y="6.5cm">
          <draw:text-box>
            <text:p text:style-name="P2"><text:span text:style-name="T1">Component_</text:span></text:p>
          </draw:text-box>
        </draw:frame>
        <draw:frame draw:style-name="gr2" draw:text-style-name="P3" draw:layer="layout" svg:width="2.636cm" svg:height="0.662cm" svg:x="15.993cm" svg:y="7cm">
          <draw:text-box>
            <text:p text:style-name="P2"><text:span text:style-name="T1">EventAdmin</text:span></text:p>
          </draw:text-box>
        </draw:frame>
        <draw:frame draw:style-name="gr2" draw:text-style-name="P3" draw:layer="layout" svg:width="2.42cm" svg:height="0.662cm" svg:x="16.101cm" svg:y="7.5cm">
          <draw:text-box>
            <text:p text:style-name="P2"><text:span text:style-name="T1">EventTable</text:span></text:p>
          </draw:text-box>
        </draw:frame>
        <draw:frame draw:style-name="gr2" draw:text-style-name="P3" draw:layer="layout" svg:width="1.704cm" svg:height="0.662cm" svg:x="16.459cm" svg:y="8cm">
          <draw:text-box>
            <text:p text:style-name="P2"><text:span text:style-name="T1">IIOrder</text:span></text:p>
          </draw:text-box>
        </draw:frame>
        <draw:frame draw:style-name="gr2" draw:text-style-name="P3" draw:layer="layout" svg:width="2.517cm" svg:height="0.662cm" svg:x="16.053cm" svg:y="9cm">
          <draw:text-box>
            <text:p text:style-name="P2"><text:span text:style-name="T1">Subscriptor</text:span></text:p>
          </draw:text-box>
        </draw:frame>
        <draw:frame draw:style-name="gr2" draw:text-style-name="P3" draw:layer="layout" svg:width="2.864cm" svg:height="0.662cm" svg:x="15.879cm" svg:y="8.5cm">
          <draw:text-box>
            <text:p text:style-name="P2"><text:span text:style-name="T1">MethodName</text:span></text:p>
          </draw:text-box>
        </draw:frame>
        <draw:frame draw:style-name="gr2" draw:text-style-name="P3" draw:layer="layout" svg:width="2.06cm" svg:height="0.662cm" svg:x="19.775cm" svg:y="5.998cm">
          <draw:text-box>
            <text:p text:style-name="P2"><text:span text:style-name="T1">TSession</text:span></text:p>
          </draw:text-box>
        </draw:frame>
        <draw:frame draw:style-name="gr2" draw:text-style-name="P3" draw:layer="layout" svg:width="2.339cm" svg:height="0.662cm" svg:x="19.636cm" svg:y="6.498cm">
          <draw:text-box>
            <text:p text:style-name="P2"><text:span text:style-name="T1">UserName</text:span></text:p>
          </draw:text-box>
        </draw:frame>
        <draw:frame draw:style-name="gr2" draw:text-style-name="P3" draw:layer="layout" svg:width="1.277cm" svg:height="0.662cm" svg:x="20.167cm" svg:y="5.5cm">
          <draw:text-box>
            <text:p text:style-name="P2"><text:span text:style-name="T1">Pass</text:span></text:p>
          </draw:text-box>
        </draw:frame>
        <draw:line draw:style-name="gr4" draw:text-style-name="P1" draw:layer="layout" svg:x1="12.7cm" svg:y1="7.61cm" svg:x2="12.7cm" svg:y2="6.61cm">
          <text:p text:style-name="P2"/>
        </draw:line>
        <draw:line draw:style-name="gr4" draw:text-style-name="P1" draw:layer="layout" svg:x1="12.7cm" svg:y1="7.03cm" svg:x2="12.7cm" svg:y2="6.83cm">
          <text:p text:style-name="P2"/>
        </draw:line>
        <draw:line draw:style-name="gr4" draw:text-style-name="P1" draw:layer="layout" svg:x1="7.7cm" svg:y1="5.51cm" svg:x2="7.7cm" svg:y2="4.51cm">
          <text:p text:style-name="P2"/>
        </draw:line>
        <draw:line draw:style-name="gr4" draw:text-style-name="P1" draw:layer="layout" svg:x1="7.7cm" svg:y1="4.93cm" svg:x2="7.7cm" svg:y2="4.73cm">
          <text:p text:style-name="P2"/>
        </draw:line>
        <draw:line draw:style-name="gr4" draw:text-style-name="P1" draw:layer="layout" svg:x1="20.777cm" svg:y1="5.508cm" svg:x2="20.777cm" svg:y2="4.508cm">
          <text:p text:style-name="P2"/>
        </draw:line>
        <draw:line draw:style-name="gr4" draw:text-style-name="P1" draw:layer="layout" svg:x1="20.777cm" svg:y1="4.928cm" svg:x2="20.777cm" svg:y2="4.728cm">
          <text:p text:style-name="P2"/>
        </draw:line>
        <draw:line draw:style-name="gr3" draw:text-style-name="P1" draw:layer="layout" svg:x1="7.7cm" svg:y1="4.01cm" svg:x2="7.7cm" svg:y2="3.41cm">
          <text:p text:style-name="P2"/>
        </draw:line>
        <draw:frame draw:style-name="gr2" draw:text-style-name="P3" draw:layer="layout" svg:width="4.189cm" svg:height="0.662cm" svg:x="5.586cm" svg:y="8.01cm">
          <draw:text-box>
            <text:p text:style-name="P2"><text:span text:style-name="T1">ServerInfoRepository</text:span></text:p>
          </draw:text-box>
        </draw:frame>
        <draw:frame draw:style-name="gr2" draw:text-style-name="P3" draw:layer="layout" svg:width="2.585cm" svg:height="0.662cm" svg:x="6.388cm" svg:y="7.01cm">
          <draw:text-box>
            <text:p text:style-name="P2"><text:span text:style-name="T1">InetAddress</text:span></text:p>
          </draw:text-box>
        </draw:frame>
        <draw:frame draw:style-name="gr8" draw:text-style-name="P3" draw:layer="layout" svg:width="2.33cm" svg:height="0.662cm" svg:x="22.61cm" svg:y="4.513cm">
          <draw:text-box>
            <text:p text:style-name="P2"><text:span text:style-name="T1">Controller</text:span></text:p>
          </draw:text-box>
        </draw:frame>
        <draw:connector draw:style-name="gr3" draw:text-style-name="P1" draw:layer="layout" svg:x1="23.78cm" svg:y1="3.41cm" svg:x2="23.775cm" svg:y2="4.41cm" draw:start-shape="id1" draw:start-glue-point="1" draw:end-shape="id2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8-06T15:38:19</meta:creation-date>
    <dc:date>2008-06-12T15:47:28</dc:date>
    <meta:editing-cycles>42</meta:editing-cycles>
    <meta:editing-duration>PT7H23M32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